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pple Garamond1" svg:font-family="'Apple Garamond'"/>
    <style:font-face style:name="Apple Garamond Light1" svg:font-family="'Apple Garamond Light'"/>
    <style:font-face style:name="Lohit Devanagari1" svg:font-family="'Lohit Devanagari'"/>
    <style:font-face style:name="Apple Garamond" svg:font-family="'Apple Garamond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ple Garamond Light" fo:font-style="italic" officeooo:rsid="001c3780" officeooo:paragraph-rsid="001c3780" style:font-style-asian="italic" style:font-style-complex="italic"/>
    </style:style>
    <style:style style:name="P2" style:family="paragraph" style:parent-style-name="Standard">
      <style:text-properties style:font-name="Apple Garamond Light" fo:font-size="8pt" fo:font-style="italic" officeooo:rsid="001c3780" officeooo:paragraph-rsid="001c3780" style:font-size-asian="8pt" style:font-style-asian="italic" style:font-size-complex="8pt" style:font-style-complex="italic"/>
    </style:style>
    <style:style style:name="P3" style:family="paragraph" style:parent-style-name="Standard">
      <style:text-properties style:font-name="Apple Garamond Light" fo:font-size="24pt" fo:font-style="normal" officeooo:rsid="001f8b3a" officeooo:paragraph-rsid="001f8b3a" style:font-size-asian="24pt" style:font-style-asian="normal" style:font-size-complex="24pt" style:font-style-complex="normal"/>
    </style:style>
    <style:style style:name="P4" style:family="paragraph" style:parent-style-name="Standard">
      <style:text-properties style:font-name="Apple Garamond Light" fo:font-size="9pt" fo:font-style="italic" officeooo:rsid="001c3780" officeooo:paragraph-rsid="001f8b3a" style:font-size-asian="9pt" style:font-style-asian="italic" style:font-size-complex="9pt" style:font-style-complex="italic"/>
    </style:style>
    <style:style style:name="P5" style:family="paragraph" style:parent-style-name="Standard">
      <style:text-properties style:font-name="Apple Garamond Light" fo:font-size="32pt" fo:font-style="normal" officeooo:rsid="001f8b3a" officeooo:paragraph-rsid="001f8b3a" style:font-size-asian="32pt" style:font-style-asian="normal" style:font-size-complex="32pt" style:font-style-complex="normal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color="#c9211e" loext:opacity="100%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c9211e" loext:opacity="100%"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.065cm" fo:min-width="0.065cm" style:protect="siz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1_1" draw:style-name="gr1" draw:text-style-name="P6" svg:width="0.091cm" svg:height="0.091cm" svg:x="2.434cm" svg:y="3.276cm">
        <text:p/>
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</draw:custom-shape>
      <text:p text:style-name="P1"/>
      <text:p text:style-name="P5"><text:span text:style-name="T2">e</text:span>World</text:p>
      <text:p text:style-name="P4">Apple’s On-line Serv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pple Garamond1" svg:font-family="'Apple Garamond'"/>
    <style:font-face style:name="Apple Garamond Light1" svg:font-family="'Apple Garamond Light'"/>
    <style:font-face style:name="Lohit Devanagari1" svg:font-family="'Lohit Devanagari'"/>
    <style:font-face style:name="Apple Garamond" svg:font-family="'Apple Garamond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2-22T14:17:33.482811251</meta:creation-date>
    <meta:print-date>2022-02-22T21:02:52.501807464</meta:print-date>
    <dc:date>2022-02-22T21:11:12.780049014</dc:date>
    <meta:editing-duration>PT9M13S</meta:editing-duration>
    <meta:editing-cycles>1</meta:editing-cycles>
    <meta:document-statistic meta:table-count="0" meta:image-count="0" meta:object-count="0" meta:page-count="1" meta:paragraph-count="2" meta:word-count="4" meta:character-count="29" meta:non-whitespace-character-count="27"/>
    <meta:generator>LibreOffice/7.0.0.3$Linux_X86_64 LibreOffice_project/8061b3e9204bef6b321a21033174034a5e2ea88e</meta:generator>
  </office:meta>
</office:document-meta>
</file>